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f2ee" officeooo:paragraph-rsid="0011f2e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f2ee" officeooo:paragraph-rsid="0011f2e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f2ee" officeooo:paragraph-rsid="00137d5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7d5f" officeooo:paragraph-rsid="00137d5f" style:font-size-asian="12pt" style:font-size-complex="12pt"/>
    </style:style>
    <style:style style:name="T1" style:family="text">
      <style:text-properties officeooo:rsid="00137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MS-IG1 CAN驱动使用说明</text:p>
      <text:p text:style-name="P2">1、安装CAN盒驱动</text:p>
      <text:p text:style-name="P2">cd canimu_ws</text:p>
      <text:p text:style-name="P2">sudo ./usbcan-4e_x86_64_20190111_installer</text:p>
      <text:p text:style-name="P2">显示Install OK即安装成功</text:p>
      <text:p text:style-name="P2">2、修改CAN通道和波特率</text:p>
      <text:p text:style-name="P2">CAN通道：修改canimu_ws/src/src/can_imu.cc文件30行ch值（ch=1即为CAN1通道）</text:p>
      <text:p text:style-name="P3">波特率：修改canimu_ws/src/src/can_imu.cc文件<text:span text:style-name="T1">59</text:span>行<text:span text:style-name="T1">（500000表示波特率为500K）</text:span></text:p>
      <text:p text:style-name="P4">3、编译IMU的CAN驱动</text:p>
      <text:p text:style-name="P4">cd canimu_ws</text:p>
      <text:p text:style-name="P4">catkin_make</text:p>
      <text:p text:style-name="P4">4、进入管理员模式运行CAN驱动</text:p>
      <text:p text:style-name="P4">cd canimu_ws</text:p>
      <text:p text:style-name="P4">sudo su</text:p>
      <text:p text:style-name="P4">source devel/setup.bash</text:p>
      <text:p text:style-name="P4">rosrun can_imu can_imu</text:p>
      <text:p text:style-name="P4">备注：（1）发布的话题名称为/imu_data，采用ros当前时间</text:p>
      <text:p text:style-name="P4"><text:s text:c="12"/>（2）CAN盒接收频率不高于100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09:44:21.564650525</meta:creation-date>
    <dc:date>2021-09-24T10:00:16.935691757</dc:date>
    <meta:editing-duration>PT5M14S</meta:editing-duration>
    <meta:editing-cycles>1</meta:editing-cycles>
    <meta:document-statistic meta:table-count="0" meta:image-count="0" meta:object-count="0" meta:page-count="1" meta:paragraph-count="18" meta:word-count="153" meta:character-count="407" meta:non-whitespace-character-count="385"/>
    <meta:generator>LibreOffice/6.0.7.3$Linux_X86_64 LibreOffice_project/00m0$Build-3</meta:generator>
  </office:meta>
</office:document-meta>
</file>